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" svg:font-family="Times, 'Times New Roman'"/>
    <style:font-face style:name="Helvetica" svg:font-family="Helvetica, Arial" style:font-family-generic="swiss"/>
    <style:font-face style:name="DejaVuSans" svg:font-family="DejaVuSans" style:font-pitch="variable"/>
    <style:font-face style:name="HG Mincho Light J" svg:font-family="'HG Mincho Light J', msmincho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ntem à noite matei o meu primeiro vampiro... Acho!</text:p>
      <text:p text:style-name="P3"/>
      <text:p text:style-name="Standard"/>
      <text:p text:style-name="P2">Por razões óbvias não vou revelar o meu nome. No entanto, o peso que sinto na consciência e o cheiro do sangue fresco que se recusa teimosamente a sair das minhas unhas, levou-me a esta confissão mascarada.</text:p>
      <text:p text:style-name="P2"/>
      <text:p text:style-name="P2">Tenho medo! É esta a primeira ideia que me ocorre ao cérebro ainda dormente dos tormentos da noite passada. Tenho medo de várias coisas...</text:p>
      <text:p text:style-name="P2"/>
      <text:p text:style-name="P2">Tenho medo de ter cometido um erro. Tenho medo de ter chacinado uma alma inocente. E por isso tenho medo de ser descoberto, perseguido e condenado. Mas acima de tudo, tenho medo de ter ficado viciado. Tenho medo de nunca mais vir a conseguir parar.</text:p>
      <text:p text:style-name="P2"/>
      <text:p text:style-name="P2">Já são quase incontáveis os dias que passaram desde que pela primeira vez percebi que o seu comportamento era suspeito. Ele não se movia como uma pessoa normal. Não falava como uma pessoa normal. Não comia ou bebia o mesmo que uma pessoa normal. E ele não dormia numa cama normal.</text:p>
      <text:p text:style-name="P2"/>
      <text:p text:style-name="P2">Ontem à noite resolvi segui-lo até ao seu covil. Não, não era uma caverna ou um cemitério, nem qualquer outro depósito de carcaças humanas. A minha perseguição durou apenas o tempo suficiente para chegar até ao outro lado da rua. Falo do meu vizinho da frente. Aquele ser que ontem à noite teve direito à sua derradeira lufada de ar.</text:p>
      <text:p text:style-name="P2"/>
      <text:p text:style-name="P2">À socapa consegui aproximar-me da figura balofa. Sob a ameaça de um cutelo forcei-o a entrar em casa. Entrei com ele. Fechei a porta por detrás de nós e dei início ao interrogatório do juízo final. Testemunhas não havia. Advogado de defesa também não. Nem juiz ou jurados marcaram presença. Apenas eu, ele, o meu cutelo, e a estaca de madeira que ocultava por debaixo do meu casaco. Uma peça de arte mórbida e mortífera que me custou quase dois dias de trabalho até à sua conclusão. Sabia que era assim que tinha de ser feito. Pelo menos assim pensava...</text:p>
      <text:p text:style-name="P2"/>
      <text:p text:style-name="P2">É incrível <text:s/>o quanto estas almas condenadas têm de sabedoria e malvadez. Quando se vêem <text:s/>ameaçadas são capazes de inventar mil e uma artimanhas para escapar ao destino cruel que lhe reservam aqueles que, como eu desde ontem, os perseguem na calada da noite. Provavelmente isto <text:soft-page-break/>fará rir muita gente. A mim sim que fez. Depois de confrontado com as minhas acusações irrefutáveis, eis o que o desgraçado me disse....</text:p>
      <text:p text:style-name="P2"/>
      <text:p text:style-name="P2">Disse-me que mancava porque tinha sofrido um grave acidente de viação que lhe destroçara o joelho esquerdo. Disse-me que o problema da gaguez era congénito, mas ao mesmo tempo, algo que crescera com ele no dia do tal acidente. Disse-me que dormia de dia e saía de noite porque trabalhava numa padaria. Disse-me que não gostava de peixe e que quanto a bebidas... só se saciava com sumo de tomate ou vinho tinto. E por último, imaginem só.... Disse-me que dormia na cave porque sofria de fotofobia, e era aí o único sítio da casa onde a incomodativa luz do sol não conseguia chegar.</text:p>
      <text:p text:style-name="P2"/>
      <text:p text:style-name="P2">Sei que se estão a rir neste momento. De facto é hilariante, e foi por isso que eu também me ri um momento antes de acabar com ele. Uma vez mais digo... É absolutamente inacreditável aquilo que estas criaturas logram magicar para escapar à morte. Os tais seres intocáveis que de imortais só têm a capacidade de persuasão e a habilidade para o embuste. </text:p>
      <text:p text:style-name="P2"/>
      <text:p text:style-name="P2">Senti que gozava com a minha cara e por isso, sem mais demora, tombei-o por terra. Puxei do aguçado pedaço de madeira e espetei-lho sobre o peito. Cravei e empurrei a maldita tábua até senti-la perfurar com gosto o seu coração assustado. Sem pestanejar, virei costas e regressei ao leito com a sensação de dever cumprido. Dormi profundamente até hoje de manhã.</text:p>
      <text:p text:style-name="P2"/>
      <text:p text:style-name="P2">E foi quando tomava as minhas habituais torradas com manteiga ao pequeno almoço, que uma estranha sensação de inquietação e de medo se abateu sobre mim... Uma sensação agridoce. Um misto de pânico e de excitação. E não!... Não foi do sabor a pão queimado. </text:p>
      <text:p text:style-name="P2"/>
      <text:p text:style-name="P2">A minha mente achou por bem começar a questionar-se...</text:p>
      <text:p text:style-name="P2"/>
      <text:p text:style-name="P2">Será que fiz o correcto? Será que acabei mesmo de matar um vampiro?... Ou será que a cultura de Hollywood me deturpou e moldou de tal forma o discernimento, que me levou ao extremo de sacrificar uma vida inocente?... Tanta dúvida dentro de mim só me acarreta mais incerteza... E é por isso que eu digo:</text:p>
      <text:p text:style-name="P1"/>
      <text:p text:style-name="P5">Ontem à noite matei o meu primeiro vampiro... Ach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" svg:font-family="Times, 'Times New Roman'"/>
    <style:font-face style:name="Helvetica" svg:font-family="Helvetica, Arial" style:font-family-generic="swiss"/>
    <style:font-face style:name="DejaVuSans" svg:font-family="DejaVuSans" style:font-pitch="variable"/>
    <style:font-face style:name="HG Mincho Light J" svg:font-family="'HG Mincho Light J', msmincho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size="12pt" fo:language="pt" fo:country="PT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44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ulo Cristo</meta:initial-creator>
    <meta:creation-date>2009-03-25T20:33:15</meta:creation-date>
    <dc:date>2010-02-03T22:44:59</dc:date>
    <meta:editing-cycles>28</meta:editing-cycles>
    <meta:editing-duration>PT574H11M44S</meta:editing-duration>
    <meta:generator>OpenOffice.org/3.0$Linux OpenOffice.org_project/300m15$Build-9379</meta:generator>
    <meta:document-statistic meta:table-count="0" meta:image-count="0" meta:object-count="0" meta:page-count="2" meta:paragraph-count="15" meta:word-count="745" meta:character-count="4178"/>
  </office:meta>
</office:document-meta>
</file>